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PF Square Sans Pro" svg:font-family="'PF Square Sans Pro', 'PF Square Sans Pro'"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a5">
      <style:text-properties style:font-name="Times New Roman" fo:language="en" fo:country="US" style:language-asian="ja" style:country-asian="JP" style:language-complex="fa" style:country-complex="IR"/>
    </style:style>
    <style:style style:name="P2" style:family="paragraph" style:parent-style-name="Pa2">
      <style:text-properties style:font-name="Times New Roman" fo:language="en" fo:country="US" style:language-asian="ja" style:country-asian="JP" style:language-complex="fa" style:country-complex="IR"/>
    </style:style>
    <style:style style:name="P3" style:family="paragraph" style:parent-style-name="Default">
      <style:text-properties style:font-name="Times New Roman" fo:language="en" fo:country="US" style:language-asian="ja" style:country-asian="JP" style:language-complex="fa" style:country-complex="IR"/>
    </style:style>
    <style:style style:name="P4" style:family="paragraph" style:parent-style-name="Default">
      <style:text-properties style:font-name="Times New Roman" fo:language="en" fo:country="US" style:language-asian="ja" style:country-asian="JP" style:language-complex="fa" style:country-complex="IR"/>
    </style:style>
    <style:style style:name="P5" style:family="paragraph" style:parent-style-name="Pa1">
      <style:paragraph-properties fo:text-align="center" style:justify-single-word="false"/>
      <style:text-properties style:font-name="Times New Roman" fo:language="en" fo:country="US" style:language-asian="ja" style:country-asian="JP" style:language-complex="fa" style:country-complex="IR"/>
    </style:style>
    <style:style style:name="P6" style:family="paragraph" style:parent-style-name="Pa5">
      <style:text-properties style:font-name="Times New Roman" fo:language="en" fo:country="US" style:language-asian="ja" style:country-asian="JP" style:language-complex="fa" style:country-complex="IR"/>
    </style:style>
    <style:style style:name="T1" style:family="text">
      <style:text-properties style:font-name="Times New Roman" fo:language="en" fo:country="US" style:language-asian="ja" style:country-asian="JP" style:language-complex="fa" style:country-complex="IR"/>
    </style:style>
    <style:style style:name="T2" style:family="text">
      <style:text-properties style:font-name="Times New Roman" fo:font-size="12pt" fo:language="en" fo:country="US" style:font-size-asian="12pt" style:language-asian="ja" style:country-asian="JP" style:font-size-complex="12pt" style:language-complex="fa" style:country-complex="IR"/>
    </style:style>
    <style:style style:name="T3" style:family="text">
      <style:text-properties style:font-name="Times New Roman" fo:font-size="12pt" style:font-size-asian="12pt" style:font-size-complex="12pt"/>
    </style:style>
    <style:style style:name="T4" style:family="text">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4">What are the benefits for European citizens and industry? </text:span></text:p>
      <text:p text:style-name="P3"/>
      <text:p text:style-name="P3"/>
      <text:p text:style-name="P3">Who can tell me, what are the benefits for European citizens and industry?</text:p>
      <text:p text:style-name="P3"/>
      <text:p text:style-name="P3">The benefits are simply the gains of power with a report with the manufacture of the product.</text:p>
      <text:p text:style-name="P3">For example, measures taken by the industries are to get into product improvements such as lower power consumption in standby mode of electric and electronic appliances of wider user of variable speed of electric </text:p>
      <text:p text:style-name="P3"/>
      <text:p text:style-name="P3">Another example : by 2020, the first Ecodesign Regulations on 13 product groups are projected to allow energy savings equivalent to more than 12% of the electricity consumption of the European Union in 2009.</text:p>
      <text:p text:style-name="P3"/>
      <text:p text:style-name="P3">Ecodesign can be worth it, if we take a large ladder of consumption. By exemple, only one man can not be effective in Ecodesign by himself by selling only a few of articles in the commerce. The requirements adress only the main environmental parameters of products which have significant sales and trade in the EU, in that case, significant is more than 200 hundred units, to have a significant environmental impact and potential for improvement.</text:p>
      <text:p text:style-name="P3">Ecodesign must be cost-effective too. Because of the competitiveness into the compani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PF Square Sans Pro" svg:font-family="'PF Square Sans Pro', 'PF Square Sans Pro'"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 style:family="paragraph" style:parent-style-name="Standard">
      <style:paragraph-properties fo:text-align="start" style:justify-single-word="false" style:text-autospace="none"/>
      <style:text-properties fo:color="#000000" style:font-name="PF Square Sans Pro" fo:font-size="12pt" fo:language="de" fo:country="DE" style:font-name-asian="PF Square Sans Pro" style:font-size-asian="12pt" style:language-asian="ja" style:country-asian="JP" style:font-name-complex="PF Square Sans Pro" style:font-size-complex="12pt" style:language-complex="fa" style:country-complex="IR"/>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Andale Sans UI" style:font-size-asian="12pt" style:font-name-complex="Tahoma" style:font-size-complex="12pt"/>
    </style:style>
    <style:style style:name="Pa2"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Andale Sans UI" style:font-size-asian="12pt" style:font-name-complex="Tahoma" style:font-size-complex="12pt"/>
    </style:style>
    <style:style style:name="Pa5"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Andale Sans UI" style:font-size-asian="12pt" style:font-name-complex="Tahoma" style:font-size-complex="12pt"/>
    </style:style>
    <style:style style:name="A4" style:family="text" style:parent-style-name="Default">
      <style:text-properties fo:font-size="20pt" style:font-size-asian="20pt" style:font-size-complex="20pt"/>
    </style:style>
    <style:style style:name="Default" style:family="text">
      <style:text-properties fo:color="#000000" style:font-name="PF Square Sans Pro" fo:font-size="12pt" style:font-name-asian="PF Square Sans Pro" style:font-size-asian="12pt" style:font-name-complex="PF Square Sans Pro" style:font-size-complex="12pt"/>
    </style:style>
    <style:style style:name="A5" style:family="text" style:parent-style-name="Default">
      <style:text-properties fo:font-size="30pt" fo:font-weight="bold" style:font-size-asian="30pt" style:font-weight-asian="bold" style:font-size-complex="30pt" style:font-weight-complex="bold"/>
    </style:style>
    <style:style style:name="A8" style:family="text" style:parent-style-name="Default">
      <style:text-properties fo:font-size="25pt" fo:font-weight="bold" style:font-size-asian="25pt" style:font-weight-asian="bold" style:font-size-complex="25pt" style:font-weight-complex="bold"/>
    </style:style>
    <style:style style:name="A9" style:family="text" style:parent-style-name="Default">
      <style:text-properties fo:font-size="46pt" style:font-size-asian="46pt" style:font-size-complex="46pt"/>
    </style:style>
    <style:style style:name="A10" style:family="text" style:parent-style-name="Default">
      <style:text-propertie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2M53S</meta:editing-duration>
    <meta:editing-cycles>6</meta:editing-cycles>
    <meta:generator>OpenOffice.org/3.4$Win32 OpenOffice.org_project/340m1$Build-9590</meta:generator>
    <dc:date>2012-12-10T00:15:50.27</dc:date>
    <meta:print-date>2012-12-10T00:14:52.59</meta:print-date>
    <meta:document-statistic meta:table-count="0" meta:image-count="0" meta:object-count="0" meta:page-count="1" meta:paragraph-count="7" meta:word-count="194" meta:character-count="1179"/>
    <meta:user-defined meta:name="Info 1"/>
    <meta:user-defined meta:name="Info 2"/>
    <meta:user-defined meta:name="Info 3"/>
    <meta:user-defined meta:name="Info 4"/>
  </office:meta>
</office:document-meta>
</file>